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14264" officeooo:paragraph-rsid="0001426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21fc2" officeooo:paragraph-rsid="00021fc2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2b2b0" officeooo:paragraph-rsid="0002b2b0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4e4ef" officeooo:paragraph-rsid="0004e4ef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06fb29" officeooo:paragraph-rsid="0006fb29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style:text-underline-style="none" fo:font-weight="normal" officeooo:rsid="00021fc2" officeooo:paragraph-rsid="00021fc2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04e4ef" officeooo:paragraph-rsid="0004e4ef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none" fo:font-weight="normal" officeooo:rsid="000b8f2c" officeooo:paragraph-rsid="000b8f2c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officeooo:rsid="000b8f2c" officeooo:paragraph-rsid="000b8f2c" style:font-size-asian="14pt" style:font-size-complex="16pt"/>
    </style:style>
    <style:style style:name="P11" style:family="paragraph" style:parent-style-name="Standard">
      <style:text-properties officeooo:paragraph-rsid="0004e4ef"/>
    </style:style>
    <style:style style:name="P12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bold" officeooo:rsid="0006eb05" officeooo:paragraph-rsid="0006eb05" style:font-size-asian="18pt" style:font-weight-asian="bold" style:font-size-complex="18pt" style:font-weight-complex="bold"/>
    </style:style>
    <style:style style:name="P13" style:family="paragraph" style:parent-style-name="Standard">
      <style:text-properties officeooo:rsid="0006fb29" officeooo:paragraph-rsid="0006fb29"/>
    </style:style>
    <style:style style:name="P14" style:family="paragraph" style:parent-style-name="Standard">
      <style:text-properties officeooo:rsid="0006fb29" officeooo:paragraph-rsid="000b8f2c"/>
    </style:style>
    <style:style style:name="P15" style:family="paragraph" style:parent-style-name="Standard" style:list-style-name="L1">
      <style:text-properties fo:font-size="16pt" style:text-underline-style="none" fo:font-weight="normal" officeooo:rsid="00021fc2" officeooo:paragraph-rsid="00021fc2" style:font-size-asian="14pt" style:font-weight-asian="normal" style:font-size-complex="16pt" style:font-weight-complex="normal"/>
    </style:style>
    <style:style style:name="P16" style:family="paragraph" style:parent-style-name="Standard" style:list-style-name="L2">
      <style:text-properties fo:font-size="16pt" style:text-underline-style="none" fo:font-weight="normal" officeooo:rsid="00021fc2" officeooo:paragraph-rsid="00021fc2" style:font-size-asian="14pt" style:font-weight-asian="normal" style:font-size-complex="16pt" style:font-weight-complex="normal"/>
    </style:style>
    <style:style style:name="P17" style:family="paragraph" style:parent-style-name="Standard" style:list-style-name="L2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18" style:family="paragraph" style:parent-style-name="Standard" style:list-style-name="L3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19" style:family="paragraph" style:parent-style-name="Standard" style:list-style-name="L4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20" style:family="paragraph" style:parent-style-name="Standard" style:list-style-name="L5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21" style:family="paragraph" style:parent-style-name="Standard" style:list-style-name="L6">
      <style:text-properties fo:font-size="16pt" style:text-underline-style="none" fo:font-weight="normal" officeooo:rsid="0004e4ef" officeooo:paragraph-rsid="0004e4ef" style:font-size-asian="14pt" style:font-weight-asian="normal" style:font-size-complex="16pt" style:font-weight-complex="normal"/>
    </style:style>
    <style:style style:name="P22" style:family="paragraph" style:parent-style-name="Standard" style:list-style-name="L10">
      <style:text-properties fo:font-size="16pt" style:text-underline-style="none" fo:font-weight="normal" officeooo:rsid="000f84e8" officeooo:paragraph-rsid="000f84e8" style:font-size-asian="14pt" style:font-weight-asian="normal" style:font-size-complex="16pt" style:font-weight-complex="normal"/>
    </style:style>
    <style:style style:name="P23" style:family="paragraph" style:parent-style-name="Standard">
      <style:text-properties fo:font-size="16pt" style:text-underline-style="none" fo:font-weight="normal" officeooo:rsid="000f84e8" officeooo:paragraph-rsid="000f84e8" style:font-size-asian="14pt" style:font-weight-asian="normal" style:font-size-complex="16pt" style:font-weight-complex="normal"/>
    </style:style>
    <style:style style:name="P24" style:family="paragraph" style:parent-style-name="Standard" style:list-style-name="L12">
      <style:text-properties fo:font-size="16pt" style:text-underline-style="none" fo:font-weight="normal" officeooo:rsid="000f84e8" officeooo:paragraph-rsid="000f84e8" style:font-size-asian="14pt" style:font-weight-asian="normal" style:font-size-complex="16pt" style:font-weight-complex="normal"/>
    </style:style>
    <style:style style:name="P25" style:family="paragraph" style:parent-style-name="Standard" style:list-style-name="L14">
      <style:text-properties fo:font-size="16pt" style:text-underline-style="none" fo:font-weight="normal" officeooo:rsid="00112082" officeooo:paragraph-rsid="00112082" style:font-size-asian="14pt" style:font-weight-asian="normal" style:font-size-complex="16pt" style:font-weight-complex="normal"/>
    </style:style>
    <style:style style:name="P26" style:family="paragraph" style:parent-style-name="Standard">
      <style:text-properties fo:font-size="16pt" style:text-underline-style="none" fo:font-weight="normal" officeooo:rsid="00112082" officeooo:paragraph-rsid="00112082" style:font-size-asian="14pt" style:font-weight-asian="normal" style:font-size-complex="16pt" style:font-weight-complex="normal"/>
    </style:style>
    <style:style style:name="P27" style:family="paragraph" style:parent-style-name="Standard" style:list-style-name="L15">
      <style:text-properties fo:font-size="16pt" style:text-underline-style="none" fo:font-weight="normal" officeooo:rsid="00112082" officeooo:paragraph-rsid="00112082" style:font-size-asian="14pt" style:font-weight-asian="normal" style:font-size-complex="16pt" style:font-weight-complex="normal"/>
    </style:style>
    <style:style style:name="P28" style:family="paragraph" style:parent-style-name="Standard" style:list-style-name="L7">
      <style:text-properties fo:font-size="16pt" officeooo:rsid="0006eb05" officeooo:paragraph-rsid="0006eb05" style:font-size-asian="16pt" style:font-size-complex="16pt"/>
    </style:style>
    <style:style style:name="P29" style:family="paragraph" style:parent-style-name="Standard" style:list-style-name="L7">
      <style:text-properties fo:font-size="16pt" officeooo:paragraph-rsid="0006eb05" style:font-size-asian="16pt" style:font-size-complex="16pt"/>
    </style:style>
    <style:style style:name="P30" style:family="paragraph" style:parent-style-name="Standard" style:list-style-name="L7">
      <style:text-properties fo:font-size="16pt" officeooo:rsid="0007e0a7" officeooo:paragraph-rsid="0007e0a7" style:font-size-asian="14pt" style:font-size-complex="16pt"/>
    </style:style>
    <style:style style:name="P31" style:family="paragraph" style:parent-style-name="Standard">
      <style:text-properties fo:font-size="16pt" officeooo:rsid="0007e0a7" officeooo:paragraph-rsid="0007e0a7" style:font-size-asian="14pt" style:font-size-complex="16pt"/>
    </style:style>
    <style:style style:name="P32" style:family="paragraph" style:parent-style-name="Standard" style:list-style-name="L8">
      <style:text-properties fo:font-size="16pt" officeooo:rsid="000b8f2c" officeooo:paragraph-rsid="000b8f2c" style:font-size-asian="14pt" style:font-size-complex="16pt"/>
    </style:style>
    <style:style style:name="P33" style:family="paragraph" style:parent-style-name="Standard" style:list-style-name="L9">
      <style:text-properties fo:font-size="16pt" officeooo:rsid="000b8f2c" officeooo:paragraph-rsid="000b8f2c" style:font-size-asian="14pt" style:font-size-complex="16pt"/>
    </style:style>
    <style:style style:name="P34" style:family="paragraph" style:parent-style-name="Standard">
      <style:text-properties fo:font-size="16pt" officeooo:rsid="000b8f2c" officeooo:paragraph-rsid="000b8f2c" style:font-size-asian="14pt" style:font-size-complex="16pt"/>
    </style:style>
    <style:style style:name="P35" style:family="paragraph" style:parent-style-name="Standard">
      <style:text-properties fo:font-size="18pt" style:text-underline-style="solid" style:text-underline-width="auto" style:text-underline-color="font-color" fo:font-weight="bold" officeooo:rsid="000b8f2c" officeooo:paragraph-rsid="000b8f2c" style:font-size-asian="15.75pt" style:font-weight-asian="bold" style:font-size-complex="18pt" style:font-weight-complex="bold"/>
    </style:style>
    <style:style style:name="P36" style:family="paragraph" style:parent-style-name="Standard">
      <style:text-properties fo:font-size="18pt" style:text-underline-style="solid" style:text-underline-width="auto" style:text-underline-color="font-color" fo:font-weight="bold" officeooo:rsid="000f84e8" officeooo:paragraph-rsid="000f84e8" style:font-size-asian="15.75pt" style:font-weight-asian="bold" style:font-size-complex="18pt" style:font-weight-complex="bold"/>
    </style:style>
    <style:style style:name="P37" style:family="paragraph" style:parent-style-name="Standard">
      <style:text-properties fo:font-size="18pt" style:text-underline-style="solid" style:text-underline-width="auto" style:text-underline-color="font-color" fo:font-weight="bold" officeooo:rsid="0012657d" officeooo:paragraph-rsid="0012657d" style:font-size-asian="15.75pt" style:font-weight-asian="bold" style:font-size-complex="18pt" style:font-weight-complex="bold"/>
    </style:style>
    <style:style style:name="T1" style:family="text">
      <style:text-properties officeooo:rsid="0006eb05"/>
    </style:style>
    <style:style style:name="T2" style:family="text">
      <style:text-properties style:text-underline-style="none" fo:font-weight="normal" officeooo:rsid="0004e4e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3/02/2020 </text:p>
      <text:p text:style-name="P1"/>
      <text:list xml:id="list1254490488" text:style-name="L1">
        <text:list-item>
          <text:p text:style-name="P15">Répartition des tâches</text:p>
        </text:list-item>
      </text:list>
      <text:p text:style-name="P6"/>
      <text:p text:style-name="P2">04/02/2020</text:p>
      <text:p text:style-name="P6"/>
      <text:list xml:id="list320924134" text:style-name="L2">
        <text:list-item>
          <text:p text:style-name="P16">Début du travail sur les diagrammes (Je ne sais pas encore a quoi peu ressembler le diagramme de package)</text:p>
        </text:list-item>
        <text:list-item>
          <text:p text:style-name="P17">Début des recherches sur la méthode Scrum.</text:p>
        </text:list-item>
      </text:list>
      <text:p text:style-name="P7"/>
      <text:p text:style-name="P3">06/02/2020</text:p>
      <text:p text:style-name="P7"/>
      <text:list xml:id="list2611052353" text:style-name="L3">
        <text:list-item>
          <text:p text:style-name="P18">Mise en page du résumé de la méthode Scrum pour le groupe</text:p>
        </text:list-item>
      </text:list>
      <text:p text:style-name="P7"/>
      <text:p text:style-name="P3">25/02/2020</text:p>
      <text:p text:style-name="P3"/>
      <text:list xml:id="list1902183680" text:style-name="L4">
        <text:list-item>
          <text:p text:style-name="P19">Travail avec Allal sur le diagramme de classe</text:p>
        </text:list-item>
        <text:list-item>
          <text:p text:style-name="P19">Recherche sur les transmitions de données du robot (sans succes)</text:p>
        </text:list-item>
      </text:list>
      <text:p text:style-name="P7"/>
      <text:p text:style-name="P3">27/02/2020</text:p>
      <text:p text:style-name="P7"/>
      <text:list xml:id="list2004797539" text:style-name="L5">
        <text:list-item>
          <text:p text:style-name="P20">Mise a jour des données du deuxième sprint sur le GitHub</text:p>
        </text:list-item>
        <text:list-item>
          <text:p text:style-name="P20">Création du journal de bord </text:p>
        </text:list-item>
      </text:list>
      <text:p text:style-name="P7"/>
      <text:p text:style-name="P4">02/03/2020</text:p>
      <text:p text:style-name="P8"/>
      <text:list xml:id="list840642699" text:style-name="L6">
        <text:list-item>
          <text:p text:style-name="P21">Lecture de la doc et tentative de résumer. </text:p>
          <text:p text:style-name="P21">--} Inutile au final de faire un résumé de doc.</text:p>
        </text:list-item>
      </text:list>
      <text:p text:style-name="P11"/>
      <text:p text:style-name="P12">03/03/2020</text:p>
      <text:p text:style-name="P11"/>
      <text:list xml:id="list1041218489" text:style-name="L7">
        <text:list-item>
          <text:p text:style-name="P28">Finition du diagramme de classe.</text:p>
          <text:p text:style-name="P29"><text:span text:style-name="T2">--}</text:span><text:span text:style-name="T1"> Problèmes de compréhension à savoir où Threa.js rentrera en jeu</text:span></text:p>
        </text:list-item>
        <text:list-item>
          <text:p text:style-name="P30">Recherche sur doc Fanuc quel est le type des données transférées.</text:p>
        </text:list-item>
      </text:list>
      <text:p text:style-name="P31"/>
      <text:p text:style-name="P31"/>
      <text:p text:style-name="P5"><text:soft-page-break/>05/03/2020</text:p>
      <text:p text:style-name="P13"/>
      <text:list xml:id="list2639965154" text:style-name="L8">
        <text:list-item>
          <text:p text:style-name="P32">Finalisation du diagramme de classe</text:p>
        </text:list-item>
      </text:list>
      <text:p text:style-name="P10"><text:tab/>--} A revoir car incertain </text:p>
      <text:list xml:id="list433905837" text:style-name="L9">
        <text:list-item>
          <text:p text:style-name="P33">Recherche sur Three.js</text:p>
        </text:list-item>
      </text:list>
      <text:p text:style-name="P10"/>
      <text:p text:style-name="P14"/>
      <text:p text:style-name="P35">09/03/2020</text:p>
      <text:p text:style-name="P9"/>
      <text:list xml:id="list1693472983" text:style-name="L10">
        <text:list-item>
          <text:p text:style-name="P22">Fin du diagramme de classe</text:p>
        </text:list-item>
      </text:list>
      <text:p text:style-name="P23"><text:tab/>--} Il faudra garder à l’esprit qu’il changera surement</text:p>
      <text:list xml:id="list700556072" text:style-name="L12">
        <text:list-item>
          <text:p text:style-name="P24">Installation d’Eclipse, Composer et Git</text:p>
        </text:list-item>
      </text:list>
      <text:p text:style-name="P23"/>
      <text:p text:style-name="P36">10/03/2020</text:p>
      <text:p text:style-name="P23"/>
      <text:p text:style-name="P23"><text:tab/>- - - &gt; Matin pas d’internet donc capacité de recherche assez limitées</text:p>
      <text:p text:style-name="P23"/>
      <text:list xml:id="list1074108287" text:style-name="L14">
        <text:list-item>
          <text:p text:style-name="P25">Recherche de comment utiliser Three.js sur eclipse.</text:p>
        </text:list-item>
      </text:list>
      <text:p text:style-name="P26"/>
      <text:p text:style-name="P26"/>
      <text:p text:style-name="P37">12/03/2020</text:p>
      <text:p text:style-name="P26"/>
      <text:list xml:id="list541475130" text:style-name="L15">
        <text:list-item>
          <text:p text:style-name="P27"/>
        </text:list-item>
      </text:list>
      <text:p text:style-name="P26"/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03-10T14:36:39.445000000</dc:date>
    <meta:editing-duration>PT53M27S</meta:editing-duration>
    <meta:editing-cycles>6</meta:editing-cycles>
    <meta:document-statistic meta:table-count="0" meta:image-count="0" meta:object-count="0" meta:page-count="2" meta:paragraph-count="33" meta:word-count="206" meta:character-count="1131" meta:non-whitespace-character-count="973"/>
  </office:meta>
</office:document-meta>
</file>